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Sans" svg:font-family="Liberation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6e028"/>
    </style:style>
    <style:style style:name="P2" style:family="paragraph" style:parent-style-name="Standard">
      <style:text-properties officeooo:rsid="0016e028" officeooo:paragraph-rsid="0016e028"/>
    </style:style>
    <style:style style:name="P3" style:family="paragraph" style:parent-style-name="Standard">
      <style:paragraph-properties fo:text-align="start" style:justify-single-word="false"/>
      <style:text-properties fo:font-size="14pt" officeooo:rsid="001b9f9f" officeooo:paragraph-rsid="001b9f9f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20a78e" officeooo:paragraph-rsid="0020a78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2pt" officeooo:rsid="001b9f9f" officeooo:paragraph-rsid="001b9f9f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0a78e" officeooo:paragraph-rsid="0020a78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0a78e" officeooo:paragraph-rsid="0024834b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4834b" officeooo:paragraph-rsid="0024834b" style:font-size-asian="10.5pt" style:font-size-complex="12pt"/>
    </style:style>
    <style:style style:name="P9" style:family="paragraph" style:parent-style-name="Text_20_body">
      <style:paragraph-properties fo:text-align="center" style:justify-single-word="false"/>
      <style:text-properties style:font-name="LiberationSans" fo:font-size="28pt" fo:font-weight="bold" officeooo:rsid="0016e028" officeooo:paragraph-rsid="0016e028"/>
    </style:style>
    <style:style style:name="P10" style:family="paragraph" style:parent-style-name="Text_20_body">
      <style:paragraph-properties fo:text-align="start" style:justify-single-word="false"/>
      <style:text-properties style:font-name="LiberationSans" fo:font-size="12pt" fo:font-weight="bold" officeooo:rsid="0016e028" officeooo:paragraph-rsid="0016e028" style:font-size-asian="10.5pt" style:font-size-complex="12pt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LiberationSans" fo:font-size="12pt" fo:font-weight="normal" officeooo:rsid="0017febf" officeooo:paragraph-rsid="0017febf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LiberationSans" fo:font-size="14pt" fo:font-weight="normal" officeooo:rsid="0017febf" officeooo:paragraph-rsid="0017febf" style:font-size-asian="14pt" style:font-weight-asian="normal" style:font-size-complex="14pt" style:font-weight-complex="normal"/>
    </style:style>
    <style:style style:name="T1" style:family="text">
      <style:text-properties style:font-name="LiberationSans" fo:font-weight="normal" style:font-weight-asian="normal" style:font-weight-complex="normal"/>
    </style:style>
    <style:style style:name="T2" style:family="text">
      <style:text-properties style:font-name="LiberationSans" fo:font-weight="normal" officeooo:rsid="0017febf" style:font-weight-asian="normal" style:font-weight-complex="normal"/>
    </style:style>
    <style:style style:name="T3" style:family="text">
      <style:text-properties style:font-name="LiberationSans" fo:font-weight="normal" officeooo:rsid="0024834b" style:font-weight-asian="normal" style:font-weight-complex="normal"/>
    </style:style>
    <style:style style:name="T4" style:family="text">
      <style:text-properties style:font-name="LiberationSans" fo:font-weight="bold" officeooo:rsid="0017febf" style:font-weight-asian="bold" style:font-weight-complex="bold"/>
    </style:style>
    <style:style style:name="T5" style:family="text">
      <style:text-properties style:font-name="LiberationSans" fo:font-weight="bold" officeooo:rsid="0024834b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834b" style:font-weight-asian="bold" style:font-weight-complex="bold"/>
    </style:style>
    <style:style style:name="T8" style:family="text">
      <style:text-properties fo:font-weight="normal" officeooo:rsid="0024834b" style:font-weight-asian="normal" style:font-weight-complex="normal"/>
    </style:style>
    <style:style style:name="T9" style:family="text">
      <style:text-properties officeooo:rsid="0019b83c"/>
    </style:style>
    <style:style style:name="T10" style:family="text">
      <style:text-properties officeooo:rsid="001a5c2c"/>
    </style:style>
    <style:style style:name="T11" style:family="text">
      <style:text-properties officeooo:rsid="001caf71"/>
    </style:style>
    <style:style style:name="T12" style:family="text">
      <style:text-properties officeooo:rsid="00202b91"/>
    </style:style>
    <style:style style:name="T13" style:family="text">
      <style:text-properties officeooo:rsid="002483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dream team :</text:p>
      <text:p text:style-name="P2">Paux J-Baptiste</text:p>
      <text:p text:style-name="P2">Verstraeten Baptiste</text:p>
      <text:p text:style-name="P2"/>
      <text:p text:style-name="P2"/>
      <text:p text:style-name="P9">HDFS v.0 provisoire</text:p>
      <text:p text:style-name="P10"/>
      <text:p text:style-name="P12">Architecture <text:span text:style-name="T9">(classes principales)</text:span> :</text:p>
      <text:list xml:id="list1770220686092277429" text:style-name="L1">
        <text:list-item>
          <text:p text:style-name="P11"><text:span text:style-name="T6">NameNode.java</text:span> → classe implémentant le Name Node</text:p>
        </text:list-item>
        <text:list-item>
          <text:p text:style-name="P11"><text:span text:style-name="T6">DataNode.java</text:span> → classe implémentant un Data Node</text:p>
        </text:list-item>
        <text:list-item>
          <text:p text:style-name="P11"><text:span text:style-name="T6">HdfsClient.java </text:span>→ Client Hdfs, permet de créer, lire et supprimer un fichier dans l’architecture HDFS. <text:span text:style-name="T6">Java HdfsClient</text:span> pour son utilisation <text:span text:style-name="T10">(ligne de commande)</text:span>.</text:p>
        </text:list-item>
        <text:list-item>
          <text:p text:style-name="P11"><text:span text:style-name="T6">HdfsServer.java</text:span> → Classe serveur Hdfs, lance un DataNode et éventuellement un NameNode et gère les communication via sockets entre le client et les nodes. <text:span text:style-name="T6">java HdfsServer -h</text:span> pour son utilisation.</text:p>
        </text:list-item>
        <text:list-item>
          <text:p text:style-name="P11"/>
        </text:list-item>
      </text:list>
      <text:p text:style-name="P3">Point délicat :</text:p>
      <text:p text:style-name="P3"/>
      <text:p text:style-name="P5"><text:tab/><text:span text:style-name="T11">→ procrastination</text:span></text:p>
      <text:p text:style-name="P5"><text:tab/><text:span text:style-name="T12">→ incompréhension du sujet, pas sûr d’avoir bien compris l’utilité du HdfsServer. Solution : Ne pas chercher à calquer le sujet mais plutôt de réfléchir à comment faire marcher l’application.</text:span></text:p>
      <text:p text:style-name="P5"/>
      <text:p text:style-name="P5"/>
      <text:p text:style-name="P4">Utilisation Hdfs :</text:p>
      <text:p text:style-name="P6"/>
      <text:p text:style-name="P6"><text:span text:style-name="T13"><text:tab/>Lancer le réseau Hdfs :</text:span></text:p>
      <text:p text:style-name="P7"><text:tab/><text:tab/><text:span text:style-name="T13">→ Lancer les dataNodes : sur plusieurs machines :</text:span><text:span text:style-name="T8"> j</text:span><text:span text:style-name="T7">ava </text:span><text:span text:style-name="T4">Hdfs</text:span><text:span text:style-name="T5">Server</text:span><text:span text:style-name="T2">, </text:span><text:span text:style-name="T3">puis préciser l’adresse du NameNode</text:span></text:p>
      <text:p text:style-name="P7"><text:tab/><text:tab/><text:span text:style-name="T13">→ Lancer le NameNode:sur une machine : <text:s/></text:span><text:span text:style-name="T8">j</text:span><text:span text:style-name="T7">ava </text:span><text:span text:style-name="T4">Hdfs</text:span><text:span text:style-name="T5">Server</text:span><text:span text:style-name="T4"> </text:span><text:span text:style-name="T5">-n</text:span><text:span text:style-name="T3">, puis préciser adresses des différents nameNode.</text:span></text:p>
      <text:p text:style-name="P7"><text:span text:style-name="T3"/></text:p>
      <text:p text:style-name="P8"><text:span text:style-name="T3">U</text:span><text:span text:style-name="T1">tiliser le HDFS : lancer le main de la classe HdfsClient.java, notez que pour l’instant la classe client cherche un nameNode en localho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Sans" svg:font-family="Liberation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21:42:13.434315000</meta:creation-date>
    <dc:date>2018-12-10T22:09:37.813691000</dc:date>
    <meta:editing-duration>PT27M19S</meta:editing-duration>
    <meta:editing-cycles>13</meta:editing-cycles>
    <meta:generator>LibreOffice_Vanilla/5.2.3.5$MacOSX_X86_64 LibreOffice_project/83adc9c35c74e0badc710d981405858b1179a327</meta:generator>
    <meta:document-statistic meta:table-count="0" meta:image-count="0" meta:object-count="0" meta:page-count="1" meta:paragraph-count="18" meta:word-count="185" meta:character-count="1181" meta:non-whitespace-character-count="1010"/>
  </office:meta>
</office:document-meta>
</file>